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FF000001397A098E20.png" manifest:media-type="image/png"/>
  <manifest:file-entry manifest:full-path="Pictures/100002010000010000000100AB1CBB43.png" manifest:media-type="image/png"/>
  <manifest:file-entry manifest:full-path="Pictures/10000201000000FA000000FA09FDE7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3.81cm" svg:x="7.096cm" svg:y="1.254cm">
          <text:p/>
          <draw:enhanced-geometry svg:viewBox="0 0 21600 21600" draw:text-areas="800 800 20800 20800" draw:type="round-rectangular-callout" draw:modifiers="-883.636363636364 35004.3558121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772cm" svg:height="6.772cm" svg:x="1.213cm" svg:y="6.588cm">
          <draw:image xlink:href="Pictures/100002010000010000000100AB1CBB43.png" xlink:type="simple" xlink:show="embed" xlink:actuate="onLoad">
            <text:p/>
          </draw:image>
        </draw:frame>
        <draw:frame draw:style-name="gr2" draw:text-style-name="P2" xml:id="id1" draw:id="id1" draw:layer="layout" svg:width="10.541cm" svg:height="3.302cm" svg:x="7.985cm" svg:y="1.608cm">
          <draw:image xlink:href="Pictures/10000000000001FF000001397A098E20.png" xlink:type="simple" xlink:show="embed" xlink:actuate="onLoad">
            <text:p/>
          </draw:image>
        </draw:frame>
        <draw:connector draw:style-name="gr3" draw:text-style-name="P2" draw:layer="layout" draw:type="curve" draw:line-skew="1.411cm" svg:x1="13.255cm" svg:y1="4.91cm" svg:x2="4.735cm" svg:y2="19.171cm" draw:start-shape="id1" draw:start-glue-point="2" svg:d="m13255 4910c0 13188-8520 6058-8520 14261" svg:viewBox="0 0 8521 14262">
          <text:p/>
        </draw:connector>
        <draw:frame draw:style-name="gr4" draw:text-style-name="P2" draw:layer="layout" svg:width="6.614cm" svg:height="6.614cm" svg:x="1.508cm" svg:y="19.151cm">
          <draw:image xlink:href="Pictures/10000201000000FA000000FA09FDE75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extfile.txt</text:p>
          </draw:image>
        </draw:frame>
        <draw:custom-shape draw:style-name="gr5" draw:text-style-name="P3" draw:layer="layout" svg:width="4.064cm" svg:height="3.81cm" svg:x="9.636cm" svg:y="10.398cm">
          <text:p text:style-name="P3"><text:span text:style-name="T1">Google</text:span></text:p>
          <text:p text:style-name="P3"><text:span text:style-name="T1">Vo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7.858cm" svg:y1="23.225cm" svg:x2="13.827cm" svg:y2="23.225cm">
          <text:p/>
        </draw:line>
        <draw:custom-shape draw:style-name="gr6" draw:text-style-name="P2" draw:layer="layout" svg:width="3.683cm" svg:height="3.556cm" svg:x="14.335cm" svg:y="21.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draw:layer="layout" svg:width="2.921cm" svg:height="3.048cm" svg:x="9.255cm" svg:y="21.701cm">
          <text:p text:style-name="P2">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ter Salminen</meta:initial-creator>
    <meta:creation-date>2013-05-14T13:52:00</meta:creation-date>
    <meta:generator>LibreOffice/3.5$Linux_X86_64 LibreOffice_project/350m1$Build-2</meta:generator>
    <dc:date>2013-05-14T14:07:25</dc:date>
    <dc:creator>Petter Salminen</dc:creator>
    <meta:editing-duration>PT6M34S</meta:editing-duration>
    <meta:editing-cycles>4</meta:editing-cycles>
    <meta:document-statistic meta:object-count="9"/>
  </office:meta>
</office:document-meta>
</file>